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fo:font-weight="bold" officeooo:rsid="001433ce" officeooo:paragraph-rsid="001433c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433ce" officeooo:paragraph-rsid="001433ce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1433ce" officeooo:paragraph-rsid="001433ce" style:font-size-asian="22.75pt" style:font-weight-asian="bold" style:font-size-complex="2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9211e"/>
    </style:style>
    <style:style style:name="T3" style:family="text">
      <style:text-properties fo:color="#000000"/>
    </style:style>
    <style:style style:name="T4" style:family="text">
      <style:text-properties fo:color="#000000" officeooo:rsid="00157c61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text-underline-style="solid" style:text-underline-width="auto" style:text-underline-color="font-color" officeooo:rsid="00157c6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57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5">Web &amp; User Interface Development </text:span><text:span text:style-name="T6">Task</text:span></text:p>
      <text:p text:style-name="P2"/>
      <text:p text:style-name="P2"/>
      <text:p text:style-name="P2"/>
      <text:p text:style-name="P2"/>
      <text:p text:style-name="P3">Mahmoud Rabie Mohamed</text:p>
      <text:p text:style-name="P3"/>
      <text:p text:style-name="P3"/>
      <text:p text:style-name="P1"><text:bookmark text:name="Main_Main2_ctrl_ApplicantStatus_rpt_Components_lbl_ComponentDescription_1"/>PTP41ITISmart15602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1:22:28.458779266</meta:creation-date>
    <dc:date>2020-09-27T11:29:32.920250946</dc:date>
    <meta:editing-duration>PT7M28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3" meta:word-count="10" meta:character-count="77" meta:non-whitespace-character-count="69"/>
  </office:meta>
</office:document-meta>
</file>